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4b1c5" officeooo:paragraph-rsid="0014b1c5"/>
    </style:style>
    <style:style style:name="P2" style:family="paragraph" style:parent-style-name="Standard">
      <style:text-properties officeooo:rsid="0014ee82" officeooo:paragraph-rsid="0014ee82"/>
    </style:style>
    <style:style style:name="P3" style:family="paragraph" style:parent-style-name="Standard">
      <style:text-properties officeooo:rsid="001778dc" officeooo:paragraph-rsid="00177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ina web:</text:p>
      <text:p text:style-name="P1"/>
      <text:p text:style-name="P1">secciones: </text:p>
      <text:p text:style-name="P1"/>
      <text:p text:style-name="P1">Bloque 1: El Camino de la Recuperación (Contenido Principal Existente)</text:p>
      <text:p text:style-name="P1"/>
      <text:p text:style-name="P1">De la UCI a Planta de Hospitalización</text:p>
      <text:p text:style-name="P1">De Planta de Hospitalización a Casa</text:p>
      <text:p text:style-name="P1">Ejercicios de Fisioterapia en Casa (Contenido del fisioterapeuta)</text:p>
      <text:p text:style-name="P1"/>
      <text:p text:style-name="P1">Bloque 2: Cuidados Esenciales en Casa</text:p>
      <text:p text:style-name="P1">4. <text:s/>Manejo de la Medicación</text:p>
      <text:p text:style-name="P1">5. <text:s/>Nutrición e Hidratación</text:p>
      <text:p text:style-name="P1"/>
      <text:p text:style-name="P1">Bloque 3: Bienestar y Readaptación</text:p>
      <text:p text:style-name="P1">6. <text:s/>Recuperación Mental y Emocional (Sueño, ánimo, memoria...)</text:p>
      <text:p text:style-name="P1">7. <text:s/>Manejo del Cansancio y Actividad Diaria</text:p>
      <text:p text:style-name="P1"/>
      <text:p text:style-name="P1">Bloque 4: Apoyo y Recursos</text:p>
      <text:p text:style-name="P1">8. <text:s/>Apoyo para Familiares y Cuidadores</text:p>
      <text:p text:style-name="P1">9. <text:s/>Recursos Locales (Específicos de Albacete / SESCAM)</text:p>
      <text:p text:style-name="P1"/>
      <text:p text:style-name="P1">Bloque 5: Información Adicional</text:p>
      <text:p text:style-name="P1">10. Preguntas Frecuentes (FAQ)</text:p>
      <text:p text:style-name="P1">11. Glosario de Términos Comunes</text:p>
      <text:p text:style-name="P1">12. Quiénes Somos / Sobre esta iniciativa (Para explicar el propósito y origen de la web y generar confianza)</text:p>
      <text:p text:style-name="P1">------------------</text:p>
      <text:p text:style-name="P1"/>
      <text:p text:style-name="P2">HTLM:</text:p>
      <text:p text:style-name="P2"/>
      <text:p text:style-name="P2"/>
      <text:p text:style-name="P2">&lt;!DOCTYPE html&gt;</text:p>
      <text:p text:style-name="P2">&lt;html lang="es"&gt;</text:p>
      <text:p text:style-name="P2">&lt;head&gt;</text:p>
      <text:p text:style-name="P2"><text:s text:c="4"/>&lt;meta charset="UTF-8"&gt;</text:p>
      <text:p text:style-name="P2"><text:s text:c="4"/>&lt;meta name="viewport" content="width=device-width, initial-scale=1.0"&gt;</text:p>
      <text:p text:style-name="P2"><text:s text:c="4"/>&lt;title&gt;Recuperación después de UCI - Acompañando tu camino...&lt;/title&gt; </text:p>
      <text:p text:style-name="P2"/>
      <text:p text:style-name="P2"><text:s text:c="4"/>&lt;link rel="stylesheet" href="estilos.css"&gt;</text:p>
      <text:p text:style-name="P2"><text:s text:c="4"/>&lt;/head&gt;</text:p>
      <text:p text:style-name="P2">&lt;body&gt;</text:p>
      <text:p text:style-name="P2"><text:s text:c="4"/></text:p>
      <text:p text:style-name="P2"><text:s text:c="4"/>&lt;header&gt; </text:p>
      <text:p text:style-name="P2"><text:s text:c="8"/>&lt;h1&gt;Recuperación después de UCI&lt;/h1&gt;</text:p>
      <text:p text:style-name="P2"><text:s text:c="8"/>&lt;p&gt;Acompañando tu camino de vuelta a casa.&lt;/p&gt;</text:p>
      <text:p text:style-name="P2"><text:s text:c="4"/>&lt;/header&gt;</text:p>
      <text:p text:style-name="P2"/>
      <text:p text:style-name="P2"><text:s text:c="4"/>&lt;main&gt; </text:p>
      <text:p text:style-name="P2"><text:s text:c="8"/>&lt;h2&gt;Elige un tema para empezar:&lt;/h2&gt; </text:p>
      <text:p text:style-name="P2"><text:s text:c="8"/></text:p>
      <text:p text:style-name="P2"><text:s text:c="8"/>&lt;div class="barra-bloque"&gt; </text:p>
      <text:p text:style-name="P2"><text:soft-page-break/><text:s text:c="12"/>&lt;h3&gt;Tu Recuperación&lt;/h3&gt; </text:p>
      <text:p text:style-name="P2"><text:s text:c="12"/>&lt;p&gt;(De UCI a Planta, De Planta a Casa, Ejercicios)&lt;/p&gt; </text:p>
      <text:p text:style-name="P2"><text:s text:c="8"/>&lt;/div&gt;</text:p>
      <text:p text:style-name="P2"/>
      <text:p text:style-name="P2"><text:s text:c="8"/>&lt;div class="barra-bloque"&gt;</text:p>
      <text:p text:style-name="P2"><text:s text:c="12"/>&lt;h3&gt;Cuidados Esenciales en Casa&lt;/h3&gt;</text:p>
      <text:p text:style-name="P2"><text:s text:c="12"/>&lt;p&gt;(Medicación, Nutrición)&lt;/p&gt; </text:p>
      <text:p text:style-name="P2"><text:s text:c="8"/>&lt;/div&gt;</text:p>
      <text:p text:style-name="P2"/>
      <text:p text:style-name="P2"><text:s text:c="8"/>&lt;div class="barra-bloque"&gt;</text:p>
      <text:p text:style-name="P2"><text:s text:c="12"/>&lt;h3&gt;Bienestar y Readaptación&lt;/h3&gt;</text:p>
      <text:p text:style-name="P2"><text:s text:c="12"/>&lt;p&gt;(Rec. Mental, Cansancio)&lt;/p&gt; </text:p>
      <text:p text:style-name="P2"><text:s text:c="8"/>&lt;/div&gt;</text:p>
      <text:p text:style-name="P2"/>
      <text:p text:style-name="P2"><text:s text:c="8"/>&lt;div class="barra-bloque"&gt;</text:p>
      <text:p text:style-name="P2"><text:s text:c="12"/>&lt;h3&gt;Apoyo y Recursos&lt;/h3&gt;</text:p>
      <text:p text:style-name="P2"><text:s text:c="12"/>&lt;p&gt;(Apoyo Familiar, Recursos Locales)&lt;/p&gt; </text:p>
      <text:p text:style-name="P2"><text:s text:c="8"/>&lt;/div&gt;</text:p>
      <text:p text:style-name="P2"/>
      <text:p text:style-name="P2"><text:s text:c="8"/>&lt;div class="barra-bloque"&gt;</text:p>
      <text:p text:style-name="P2"><text:s text:c="12"/>&lt;h3&gt;Información Adicional&lt;/h3&gt;</text:p>
      <text:p text:style-name="P2"><text:s text:c="12"/>&lt;p&gt;(FAQ, Glosario, Quiénes Somos)&lt;/p&gt; </text:p>
      <text:p text:style-name="P2"><text:s text:c="8"/>&lt;/div&gt;</text:p>
      <text:p text:style-name="P2"><text:s text:c="4"/>&lt;/main&gt;</text:p>
      <text:p text:style-name="P2"/>
      <text:p text:style-name="P2"><text:s text:c="4"/>&lt;footer&gt;</text:p>
      <text:p text:style-name="P2"><text:s text:c="8"/>&lt;/footer&gt;</text:p>
      <text:p text:style-name="P2"/>
      <text:p text:style-name="P2">&lt;/body&gt;</text:p>
      <text:p text:style-name="P2">&lt;/html&gt;</text:p>
      <text:p text:style-name="P2"/>
      <text:p text:style-name="P2"/>
      <text:p text:style-name="P2">--------------------------------------------------------</text:p>
      <text:p text:style-name="P2"/>
      <text:p text:style-name="P3">1 RECUPERACION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8:48:42.029130448</meta:creation-date>
    <dc:date>2025-04-20T20:29:45.571188812</dc:date>
    <meta:editing-duration>PT29M28S</meta:editing-duration>
    <meta:editing-cycles>5</meta:editing-cycles>
    <meta:generator>LibreOffice/24.8.2.1$MacOSX_X86_64 LibreOffice_project/0f794b6e29741098670a3b95d60478a65d05ef13</meta:generator>
    <meta:document-statistic meta:table-count="0" meta:image-count="0" meta:object-count="0" meta:page-count="2" meta:paragraph-count="65" meta:word-count="224" meta:character-count="2101" meta:non-whitespace-character-count="1638"/>
  </office:meta>
</office:document-meta>
</file>